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text-properties fo:font-size="12pt" fo:font-weight="normal" officeooo:paragraph-rsid="001f72d0" style:font-size-asian="12pt" style:font-weight-asian="normal" style:font-size-complex="12pt" style:font-weight-complex="normal"/>
    </style:style>
    <style:style style:name="P2" style:family="paragraph" style:parent-style-name="Standard">
      <style:paragraph-properties fo:margin-left="1.251cm" fo:margin-right="0cm" fo:text-align="justify" style:justify-single-word="false" fo:text-indent="0cm" style:auto-text-indent="false"/>
      <style:text-properties fo:font-size="12pt" fo:font-weight="normal" officeooo:paragraph-rsid="001f72d0" style:font-size-asian="12pt" style:font-weight-asian="normal" style:font-size-complex="12pt" style:font-weight-complex="normal"/>
    </style:style>
    <style:style style:name="P3" style:family="paragraph" style:parent-style-name="Standard">
      <style:paragraph-properties fo:margin-left="1.251cm" fo:margin-right="0cm" fo:text-align="justify" style:justify-single-word="false" fo:text-indent="0cm" style:auto-text-indent="false"/>
      <style:text-properties fo:font-size="12pt" fo:font-weight="normal" officeooo:rsid="0020c752" officeooo:paragraph-rsid="0020c752" style:font-size-asian="12pt" style:font-weight-asian="normal" style:font-size-complex="12pt" style:font-weight-complex="normal"/>
    </style:style>
    <style:style style:name="P4" style:family="paragraph" style:parent-style-name="Standard">
      <style:paragraph-properties fo:margin-left="1.251cm" fo:margin-right="0cm" fo:text-align="justify" style:justify-single-word="false" fo:text-indent="0cm" style:auto-text-indent="false"/>
      <style:text-properties fo:font-size="12pt" fo:font-weight="normal" officeooo:rsid="001f72d0" officeooo:paragraph-rsid="001f72d0" style:font-size-asian="12pt" style:font-weight-asian="normal" style:font-size-complex="12pt" style:font-weight-complex="normal"/>
    </style:style>
    <style:style style:name="P5" style:family="paragraph" style:parent-style-name="Standard">
      <style:paragraph-properties fo:margin-left="1.251cm" fo:margin-right="0cm" fo:text-align="justify" style:justify-single-word="false" fo:text-indent="0cm" style:auto-text-indent="false"/>
      <style:text-properties fo:font-size="12pt" fo:font-style="normal" fo:font-weight="normal" officeooo:rsid="001f72d0" officeooo:paragraph-rsid="001f72d0" style:font-size-asian="12pt" style:font-style-asian="normal" style:font-weight-asian="normal" style:font-size-complex="12pt" style:font-style-complex="normal" style:font-weight-complex="normal"/>
    </style:style>
    <style:style style:name="P6" style:family="paragraph" style:parent-style-name="Standard">
      <style:paragraph-properties fo:margin-left="1.251cm" fo:margin-right="0cm" fo:text-align="justify" style:justify-single-word="false" fo:text-indent="0cm" style:auto-text-indent="false"/>
      <style:text-properties fo:font-size="12pt" fo:font-style="italic" fo:font-weight="normal" officeooo:rsid="0020c752" officeooo:paragraph-rsid="0020c752" style:font-size-asian="12pt" style:font-style-asian="italic" style:font-weight-asian="normal" style:font-size-complex="12pt" style:font-style-complex="italic" style:font-weight-complex="normal"/>
    </style:style>
    <style:style style:name="P7" style:family="paragraph" style:parent-style-name="Standard">
      <style:paragraph-properties fo:margin-left="2.501cm" fo:margin-right="0cm" fo:text-align="justify" style:justify-single-word="false" fo:text-indent="0cm" style:auto-text-indent="false"/>
      <style:text-properties fo:font-size="12pt" fo:font-style="italic" fo:font-weight="normal" officeooo:rsid="0020c752" officeooo:paragraph-rsid="0020c752" style:font-size-asian="12pt" style:font-style-asian="italic" style:font-weight-asian="normal" style:font-size-complex="12pt" style:font-style-complex="italic" style:font-weight-complex="normal"/>
    </style:style>
    <style:style style:name="P8" style:family="paragraph" style:parent-style-name="Standard">
      <style:paragraph-properties fo:margin-left="0cm" fo:margin-right="0cm" fo:text-align="justify" style:justify-single-word="false" fo:text-indent="0cm" style:auto-text-indent="false"/>
      <style:text-properties fo:font-size="12pt" fo:font-style="italic" fo:font-weight="normal" officeooo:rsid="0020c752" officeooo:paragraph-rsid="0020c752" style:font-size-asian="12pt" style:font-style-asian="italic" style:font-weight-asian="normal" style:font-size-complex="12pt" style:font-style-complex="italic" style:font-weight-complex="normal"/>
    </style:style>
    <style:style style:name="P9" style:family="paragraph" style:parent-style-name="Standard">
      <style:paragraph-properties fo:margin-left="0cm" fo:margin-right="0cm" fo:text-align="justify" style:justify-single-word="false" fo:text-indent="0cm" style:auto-text-indent="false"/>
      <style:text-properties fo:font-size="12pt" fo:font-style="italic" fo:font-weight="normal" officeooo:rsid="0020c752" officeooo:paragraph-rsid="00215090" style:font-size-asian="12pt" style:font-style-asian="italic" style:font-weight-asian="normal" style:font-size-complex="12pt" style:font-style-complex="italic" style:font-weight-complex="normal"/>
    </style:style>
    <style:style style:name="P10" style:family="paragraph" style:parent-style-name="Standard">
      <style:paragraph-properties fo:margin-left="1.251cm" fo:margin-right="0cm" fo:text-align="justify" style:justify-single-word="false" fo:text-indent="0cm" style:auto-text-indent="false"/>
      <style:text-properties fo:font-size="12pt" fo:font-style="italic" fo:font-weight="normal" officeooo:rsid="00215090" officeooo:paragraph-rsid="00215090" style:font-size-asian="12pt" style:font-style-asian="italic" style:font-weight-asian="normal" style:font-size-complex="12pt" style:font-style-complex="italic" style:font-weight-complex="normal"/>
    </style:style>
    <style:style style:name="P11" style:family="paragraph" style:parent-style-name="Standard">
      <style:paragraph-properties fo:margin-left="1.251cm" fo:margin-right="0cm" fo:text-align="justify" style:justify-single-word="false" fo:text-indent="0cm" style:auto-text-indent="false"/>
      <style:text-properties fo:font-size="12pt" fo:font-style="italic" fo:font-weight="normal" officeooo:rsid="00215090" officeooo:paragraph-rsid="0022c58d" style:font-size-asian="12pt" style:font-style-asian="italic" style:font-weight-asian="normal" style:font-size-complex="12pt" style:font-style-complex="italic" style:font-weight-complex="normal"/>
    </style:style>
    <style:style style:name="P12" style:family="paragraph" style:parent-style-name="Standard">
      <style:paragraph-properties fo:margin-left="1.251cm" fo:margin-right="0cm" fo:text-align="justify" style:justify-single-word="false" fo:text-indent="0cm" style:auto-text-indent="false"/>
      <style:text-properties fo:font-size="12pt" fo:font-style="italic" fo:font-weight="normal" officeooo:rsid="002493a6" officeooo:paragraph-rsid="002493a6" style:font-size-asian="12pt" style:font-style-asian="italic" style:font-weight-asian="normal" style:font-size-complex="12pt" style:font-style-complex="italic" style:font-weight-complex="normal"/>
    </style:style>
    <style:style style:name="P13" style:family="paragraph" style:parent-style-name="Standard">
      <style:paragraph-properties fo:margin-left="1.251cm" fo:margin-right="0cm" fo:text-align="justify" style:justify-single-word="false" fo:text-indent="0cm" style:auto-text-indent="false"/>
      <style:text-properties fo:font-size="12pt" fo:font-style="italic" fo:font-weight="bold" officeooo:rsid="002493a6" officeooo:paragraph-rsid="002493a6" style:font-size-asian="12pt" style:font-style-asian="italic" style:font-weight-asian="bold" style:font-size-complex="12pt" style:font-style-complex="italic" style:font-weight-complex="bold"/>
    </style:style>
    <style:style style:name="P14" style:family="paragraph" style:parent-style-name="Standard">
      <style:paragraph-properties fo:margin-left="1.251cm" fo:margin-right="0cm" fo:text-align="justify" style:justify-single-word="false" fo:text-indent="0cm" style:auto-text-indent="false"/>
      <style:text-properties fo:font-size="12pt" fo:font-style="italic" fo:font-weight="bold" officeooo:rsid="0028aa9f" officeooo:paragraph-rsid="0028aa9f" style:font-size-asian="12pt" style:font-style-asian="italic" style:font-weight-asian="bold" style:font-size-complex="12pt" style:font-style-complex="italic" style:font-weight-complex="bold"/>
    </style:style>
    <style:style style:name="P15" style:family="paragraph" style:parent-style-name="Standard">
      <style:paragraph-properties fo:text-align="justify" style:justify-single-word="false"/>
      <style:text-properties fo:font-size="12pt" officeooo:rsid="0020c752" officeooo:paragraph-rsid="0020c752" style:font-size-asian="12pt" style:font-size-complex="12pt"/>
    </style:style>
    <style:style style:name="P16" style:family="paragraph" style:parent-style-name="Standard">
      <style:paragraph-properties fo:text-align="center" style:justify-single-word="false"/>
      <style:text-properties officeooo:paragraph-rsid="001f72d0"/>
    </style:style>
    <style:style style:name="P17" style:family="paragraph" style:parent-style-name="Standard">
      <style:paragraph-properties fo:text-align="center" style:justify-single-word="false"/>
      <style:text-properties officeooo:paragraph-rsid="0030457f"/>
    </style:style>
    <style:style style:name="P18" style:family="paragraph" style:parent-style-name="Standard">
      <style:paragraph-properties fo:text-align="justify" style:justify-single-word="false"/>
      <style:text-properties officeooo:paragraph-rsid="0030457f"/>
    </style:style>
    <style:style style:name="P19" style:family="paragraph" style:parent-style-name="Standard">
      <style:paragraph-properties fo:text-align="justify" style:justify-single-word="false"/>
      <style:text-properties fo:font-style="normal" fo:font-weight="normal" officeooo:rsid="00302a77" officeooo:paragraph-rsid="00302a77" style:font-style-asian="normal" style:font-weight-asian="normal" style:font-style-complex="normal" style:font-weight-complex="normal"/>
    </style:style>
    <style:style style:name="P20" style:family="paragraph" style:parent-style-name="Standard">
      <style:paragraph-properties fo:text-align="justify" style:justify-single-word="false"/>
      <style:text-properties officeooo:rsid="00354dbe" officeooo:paragraph-rsid="00354dbe"/>
    </style:style>
    <style:style style:name="P21" style:family="paragraph" style:parent-style-name="Standard" style:list-style-name="L1">
      <style:paragraph-properties fo:text-align="justify" style:justify-single-word="false"/>
      <style:text-properties officeooo:paragraph-rsid="0020c752"/>
    </style:style>
    <style:style style:name="P22" style:family="paragraph" style:parent-style-name="Standard" style:list-style-name="L1">
      <style:paragraph-properties fo:text-align="justify" style:justify-single-word="false"/>
      <style:text-properties officeooo:paragraph-rsid="0030457f"/>
    </style:style>
    <style:style style:name="P23" style:family="paragraph" style:parent-style-name="Standard" style:list-style-name="L2">
      <style:paragraph-properties fo:text-align="justify" style:justify-single-word="false"/>
      <style:text-properties officeooo:paragraph-rsid="002e7462"/>
    </style:style>
    <style:style style:name="P24" style:family="paragraph" style:parent-style-name="Standard" style:list-style-name="L2">
      <style:paragraph-properties fo:text-align="justify" style:justify-single-word="false"/>
      <style:text-properties officeooo:paragraph-rsid="002fa895"/>
    </style:style>
    <style:style style:name="P25" style:family="paragraph" style:parent-style-name="Standard" style:list-style-name="L2">
      <style:paragraph-properties fo:text-align="justify" style:justify-single-word="false"/>
      <style:text-properties officeooo:paragraph-rsid="002fde7e"/>
    </style:style>
    <style:style style:name="P26" style:family="paragraph" style:parent-style-name="Standard" style:list-style-name="L4">
      <style:paragraph-properties fo:text-align="justify" style:justify-single-word="false"/>
      <style:text-properties officeooo:paragraph-rsid="00302a77"/>
    </style:style>
    <style:style style:name="P27" style:family="paragraph" style:parent-style-name="Standard" style:list-style-name="L6">
      <style:paragraph-properties fo:text-align="justify" style:justify-single-word="false"/>
      <style:text-properties officeooo:paragraph-rsid="0030457f"/>
    </style:style>
    <style:style style:name="P28" style:family="paragraph" style:parent-style-name="Standard" style:list-style-name="L1">
      <style:paragraph-properties fo:text-align="justify" style:justify-single-word="false"/>
      <style:text-properties fo:font-size="12pt" fo:font-weight="bold" officeooo:rsid="0020c752" officeooo:paragraph-rsid="0020c752" style:font-size-asian="12pt" style:font-weight-asian="bold" style:font-size-complex="12pt" style:font-weight-complex="bold"/>
    </style:style>
    <style:style style:name="P29" style:family="paragraph" style:parent-style-name="Standard" style:list-style-name="L1">
      <style:paragraph-properties fo:text-align="justify" style:justify-single-word="false"/>
      <style:text-properties fo:font-style="normal" fo:font-weight="bold" officeooo:rsid="0028aa9f" officeooo:paragraph-rsid="00276d12" style:font-style-asian="normal" style:font-weight-asian="bold" style:font-style-complex="normal" style:font-weight-complex="bold"/>
    </style:style>
    <style:style style:name="P30" style:family="paragraph" style:parent-style-name="Standard" style:list-style-name="L1">
      <style:paragraph-properties fo:text-align="justify" style:justify-single-word="false"/>
      <style:text-properties fo:font-style="normal" fo:font-weight="bold" officeooo:rsid="002caa30" officeooo:paragraph-rsid="002caa30" style:font-style-asian="normal" style:font-weight-asian="bold" style:font-style-complex="normal" style:font-weight-complex="bold"/>
    </style:style>
    <style:style style:name="P31" style:family="paragraph" style:parent-style-name="Standard" style:list-style-name="L1">
      <style:paragraph-properties fo:text-align="justify" style:justify-single-word="false"/>
      <style:text-properties fo:font-style="normal" fo:font-weight="bold" officeooo:rsid="002e7462" officeooo:paragraph-rsid="002e7462" style:font-style-asian="normal" style:font-weight-asian="bold" style:font-style-complex="normal" style:font-weight-complex="bold"/>
    </style:style>
    <style:style style:name="P32" style:family="paragraph" style:parent-style-name="Standard" style:list-style-name="L1">
      <style:paragraph-properties fo:text-align="justify" style:justify-single-word="false"/>
      <style:text-properties fo:font-style="normal" fo:font-weight="bold" officeooo:rsid="002fde7e" officeooo:paragraph-rsid="002fde7e" style:font-style-asian="normal" style:font-weight-asian="bold" style:font-style-complex="normal" style:font-weight-complex="bold"/>
    </style:style>
    <style:style style:name="P33" style:family="paragraph" style:parent-style-name="Standard" style:list-style-name="L6">
      <style:paragraph-properties fo:text-align="justify" style:justify-single-word="false"/>
      <style:text-properties fo:font-style="normal" fo:font-weight="bold" officeooo:rsid="0030457f" officeooo:paragraph-rsid="0030457f" style:font-style-asian="normal" style:font-weight-asian="bold" style:font-style-complex="normal" style:font-weight-complex="bold"/>
    </style:style>
    <style:style style:name="P34" style:family="paragraph" style:parent-style-name="Standard" style:list-style-name="L6">
      <style:paragraph-properties fo:text-align="justify" style:justify-single-word="false"/>
      <style:text-properties fo:font-style="normal" fo:font-weight="bold" officeooo:rsid="00322e39" officeooo:paragraph-rsid="00322e39" style:font-style-asian="normal" style:font-weight-asian="bold" style:font-style-complex="normal" style:font-weight-complex="bold"/>
    </style:style>
    <style:style style:name="P35" style:family="paragraph" style:parent-style-name="Standard" style:list-style-name="L1">
      <style:paragraph-properties fo:text-align="justify" style:justify-single-word="false"/>
      <style:text-properties fo:font-style="normal" fo:font-weight="normal" officeooo:rsid="002b3590" officeooo:paragraph-rsid="002b3590" style:font-style-asian="normal" style:font-weight-asian="normal" style:font-style-complex="normal" style:font-weight-complex="normal"/>
    </style:style>
    <style:style style:name="P36" style:family="paragraph" style:parent-style-name="Standard" style:list-style-name="L1">
      <style:paragraph-properties fo:text-align="justify" style:justify-single-word="false"/>
      <style:text-properties fo:font-style="normal" fo:font-weight="normal" officeooo:rsid="00276d12" officeooo:paragraph-rsid="00276d12" style:font-style-asian="normal" style:font-weight-asian="normal" style:font-style-complex="normal" style:font-weight-complex="normal"/>
    </style:style>
    <style:style style:name="P37" style:family="paragraph" style:parent-style-name="Standard" style:list-style-name="L1">
      <style:paragraph-properties fo:text-align="justify" style:justify-single-word="false"/>
      <style:text-properties fo:font-style="normal" fo:font-weight="normal" officeooo:rsid="0028aa9f" officeooo:paragraph-rsid="00276d12" style:font-style-asian="normal" style:font-weight-asian="normal" style:font-style-complex="normal" style:font-weight-complex="normal"/>
    </style:style>
    <style:style style:name="P38" style:family="paragraph" style:parent-style-name="Standard" style:list-style-name="L1">
      <style:paragraph-properties fo:text-align="justify" style:justify-single-word="false"/>
      <style:text-properties fo:font-style="normal" fo:font-weight="normal" officeooo:rsid="002caa30" officeooo:paragraph-rsid="002caa30" style:font-style-asian="normal" style:font-weight-asian="normal" style:font-style-complex="normal" style:font-weight-complex="normal"/>
    </style:style>
    <style:style style:name="P39" style:family="paragraph" style:parent-style-name="Standard" style:list-style-name="L1">
      <style:paragraph-properties fo:text-align="justify" style:justify-single-word="false"/>
      <style:text-properties fo:font-style="normal" fo:font-weight="normal" officeooo:rsid="002e7462" officeooo:paragraph-rsid="002e7462" style:font-style-asian="normal" style:font-weight-asian="normal" style:font-style-complex="normal" style:font-weight-complex="normal"/>
    </style:style>
    <style:style style:name="P40" style:family="paragraph" style:parent-style-name="Standard" style:list-style-name="L2">
      <style:paragraph-properties fo:text-align="justify" style:justify-single-word="false"/>
      <style:text-properties fo:font-style="normal" fo:font-weight="normal" officeooo:rsid="002fde7e" officeooo:paragraph-rsid="002fde7e" style:font-style-asian="normal" style:font-weight-asian="normal" style:font-style-complex="normal" style:font-weight-complex="normal"/>
    </style:style>
    <style:style style:name="P41" style:family="paragraph" style:parent-style-name="Standard" style:list-style-name="L1">
      <style:paragraph-properties fo:text-align="justify" style:justify-single-word="false"/>
      <style:text-properties fo:font-style="normal" fo:font-weight="normal" officeooo:rsid="002fde7e" officeooo:paragraph-rsid="002fde7e" style:font-style-asian="normal" style:font-weight-asian="normal" style:font-style-complex="normal" style:font-weight-complex="normal"/>
    </style:style>
    <style:style style:name="P42" style:family="paragraph" style:parent-style-name="Standard" style:list-style-name="L1">
      <style:paragraph-properties fo:text-align="justify" style:justify-single-word="false"/>
      <style:text-properties fo:font-style="normal" fo:font-weight="normal" officeooo:rsid="00302a77" officeooo:paragraph-rsid="00302a77" style:font-style-asian="normal" style:font-weight-asian="normal" style:font-style-complex="normal" style:font-weight-complex="normal"/>
    </style:style>
    <style:style style:name="P43" style:family="paragraph" style:parent-style-name="Standard" style:list-style-name="L3">
      <style:paragraph-properties fo:text-align="justify" style:justify-single-word="false"/>
      <style:text-properties fo:font-style="normal" fo:font-weight="normal" officeooo:rsid="00302a77" officeooo:paragraph-rsid="00302a77" style:font-style-asian="normal" style:font-weight-asian="normal" style:font-style-complex="normal" style:font-weight-complex="normal"/>
    </style:style>
    <style:style style:name="P44" style:family="paragraph" style:parent-style-name="Standard" style:list-style-name="L5">
      <style:paragraph-properties fo:text-align="justify" style:justify-single-word="false"/>
      <style:text-properties fo:font-style="normal" fo:font-weight="normal" officeooo:rsid="00302a77" officeooo:paragraph-rsid="00302a77" style:font-style-asian="normal" style:font-weight-asian="normal" style:font-style-complex="normal" style:font-weight-complex="normal"/>
    </style:style>
    <style:style style:name="P45" style:family="paragraph" style:parent-style-name="Standard">
      <style:paragraph-properties fo:text-align="justify" style:justify-single-word="false"/>
      <style:text-properties fo:font-style="normal" fo:font-weight="normal" officeooo:rsid="00354dbe" officeooo:paragraph-rsid="00354dbe" style:font-style-asian="normal" style:font-weight-asian="normal" style:font-style-complex="normal" style:font-weight-complex="normal"/>
    </style:style>
    <style:style style:name="P46" style:family="paragraph" style:parent-style-name="Standard" style:list-style-name="L7">
      <style:paragraph-properties fo:text-align="justify" style:justify-single-word="false"/>
      <style:text-properties fo:font-style="normal" fo:font-weight="normal" officeooo:rsid="00354dbe" officeooo:paragraph-rsid="00354dbe" style:font-style-asian="normal" style:font-weight-asian="normal" style:font-style-complex="normal" style:font-weight-complex="normal"/>
    </style:style>
    <style:style style:name="P47" style:family="paragraph" style:parent-style-name="Standard" style:list-style-name="L8">
      <style:paragraph-properties fo:text-align="justify" style:justify-single-word="false"/>
      <style:text-properties fo:font-style="normal" fo:font-weight="normal" officeooo:rsid="00354dbe" officeooo:paragraph-rsid="00354dbe" style:font-style-asian="normal" style:font-weight-asian="normal" style:font-style-complex="normal" style:font-weight-complex="normal"/>
    </style:style>
    <style:style style:name="P48" style:family="paragraph" style:parent-style-name="Standard">
      <style:paragraph-properties fo:text-align="justify" style:justify-single-word="false"/>
      <style:text-properties fo:font-style="normal" fo:font-weight="normal" officeooo:rsid="0036d771" officeooo:paragraph-rsid="0036d771" style:font-style-asian="normal" style:font-weight-asian="normal" style:font-style-complex="normal" style:font-weight-complex="normal"/>
    </style:style>
    <style:style style:name="P49" style:family="paragraph" style:parent-style-name="Standard" style:list-style-name="L1">
      <style:paragraph-properties fo:text-align="justify" style:justify-single-word="false"/>
      <style:text-properties fo:font-style="normal" officeooo:rsid="002caa30" officeooo:paragraph-rsid="002caa30" style:font-style-asian="normal" style:font-style-complex="normal"/>
    </style:style>
    <style:style style:name="P50" style:family="paragraph" style:parent-style-name="Standard" style:list-style-name="L1">
      <style:paragraph-properties fo:text-align="justify" style:justify-single-word="false"/>
      <style:text-properties fo:font-style="normal" officeooo:rsid="002fde7e" officeooo:paragraph-rsid="002fde7e" style:font-style-asian="normal" style:font-style-complex="normal"/>
    </style:style>
    <style:style style:name="P51" style:family="paragraph" style:parent-style-name="Standard" style:list-style-name="L6">
      <style:paragraph-properties fo:text-align="justify" style:justify-single-word="false"/>
      <style:text-properties fo:font-weight="bold" officeooo:rsid="0030457f" officeooo:paragraph-rsid="0030457f" style:font-weight-asian="bold" style:font-weight-complex="bold"/>
    </style:style>
    <style:style style:name="P52" style:family="paragraph" style:parent-style-name="Standard" style:list-style-name="L6">
      <style:paragraph-properties fo:text-align="justify" style:justify-single-word="false"/>
      <style:text-properties officeooo:rsid="00322e39" officeooo:paragraph-rsid="00322e39"/>
    </style:style>
    <style:style style:name="P53" style:family="paragraph" style:parent-style-name="Standard" style:list-style-name="L1">
      <style:paragraph-properties fo:text-align="justify" style:justify-single-word="false"/>
      <style:text-properties officeooo:rsid="00354dbe" officeooo:paragraph-rsid="00354dbe"/>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6pt" fo:font-weight="bold" officeooo:rsid="001f72d0" style:font-size-asian="16pt" style:font-weight-asian="bold" style:font-size-complex="16pt" style:font-weight-complex="bold"/>
    </style:style>
    <style:style style:name="T3" style:family="text">
      <style:text-properties officeooo:rsid="001f72d0"/>
    </style:style>
    <style:style style:name="T4" style:family="text">
      <style:text-properties fo:font-style="italic" style:font-style-asian="italic" style:font-style-complex="italic"/>
    </style:style>
    <style:style style:name="T5" style:family="text">
      <style:text-properties fo:font-style="italic" officeooo:rsid="001f72d0"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01f72d0" style:font-style-asian="italic" style:font-weight-asian="bold" style:font-style-complex="italic" style:font-weight-complex="bold"/>
    </style:style>
    <style:style style:name="T8" style:family="text">
      <style:text-properties fo:font-weight="bold" style:font-weight-asian="bold" style:font-weight-complex="bold"/>
    </style:style>
    <style:style style:name="T9" style:family="text">
      <style:text-properties fo:font-weight="bold" officeooo:rsid="001f72d0" style:font-weight-asian="bold" style:font-weight-complex="bold"/>
    </style:style>
    <style:style style:name="T10" style:family="text">
      <style:text-properties fo:font-weight="bold" officeooo:rsid="002bee7f" style:font-weight-asian="bold" style:font-weight-complex="bold"/>
    </style:style>
    <style:style style:name="T11" style:family="text">
      <style:text-properties fo:font-size="12pt" fo:font-weight="bold" officeooo:rsid="0020c752" style:font-size-asian="12pt" style:font-weight-asian="bold" style:font-size-complex="12pt" style:font-weight-complex="bold"/>
    </style:style>
    <style:style style:name="T12" style:family="text">
      <style:text-properties fo:font-size="12pt" fo:font-weight="bold" officeooo:rsid="002493a6" style:font-size-asian="12pt" style:font-weight-asian="bold" style:font-size-complex="12pt" style:font-weight-complex="bold"/>
    </style:style>
    <style:style style:name="T13" style:family="text">
      <style:text-properties fo:font-style="normal" style:font-style-asian="normal" style:font-style-complex="normal"/>
    </style:style>
    <style:style style:name="T14" style:family="text">
      <style:text-properties fo:font-style="normal" officeooo:rsid="0020c752" style:font-style-asian="normal" style:font-style-complex="normal"/>
    </style:style>
    <style:style style:name="T15" style:family="text">
      <style:text-properties fo:font-style="normal" officeooo:rsid="00215090" style:font-style-asian="normal" style:font-style-complex="normal"/>
    </style:style>
    <style:style style:name="T16" style:family="text">
      <style:text-properties fo:font-style="normal" officeooo:rsid="0022c58d" style:font-style-asian="normal" style:font-style-complex="normal"/>
    </style:style>
    <style:style style:name="T17" style:family="text">
      <style:text-properties fo:font-style="normal" officeooo:rsid="00302a77" style:font-style-asian="normal" style:font-style-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fo:font-weight="bold" officeooo:rsid="00215090" style:font-style-asian="normal" style:font-weight-asian="bold" style:font-style-complex="normal" style:font-weight-complex="bold"/>
    </style:style>
    <style:style style:name="T20" style:family="text">
      <style:text-properties fo:font-style="normal" fo:font-weight="bold" officeooo:rsid="0022c58d" style:font-style-asian="normal" style:font-weight-asian="bold" style:font-style-complex="normal" style:font-weight-complex="bold"/>
    </style:style>
    <style:style style:name="T21" style:family="text">
      <style:text-properties fo:font-style="normal" fo:font-weight="bold" officeooo:rsid="002fa895" style:font-style-asian="normal" style:font-weight-asian="bold" style:font-style-complex="normal" style:font-weight-complex="bold"/>
    </style:style>
    <style:style style:name="T22" style:family="text">
      <style:text-properties fo:font-style="normal" fo:font-weight="bold" officeooo:rsid="002fde7e" style:font-style-asian="normal" style:font-weight-asian="bold" style:font-style-complex="normal" style:font-weight-complex="bold"/>
    </style:style>
    <style:style style:name="T23" style:family="text">
      <style:text-properties fo:font-style="normal" fo:font-weight="bold" officeooo:rsid="00302a77" style:font-style-asian="normal" style:font-weight-asian="bold" style:font-style-complex="normal" style:font-weight-complex="bold"/>
    </style:style>
    <style:style style:name="T24" style:family="text">
      <style:text-properties fo:font-style="normal" fo:font-weight="bold" officeooo:rsid="0030457f" style:font-style-asian="normal" style:font-weight-asian="bold" style:font-style-complex="normal" style:font-weight-complex="bold"/>
    </style:style>
    <style:style style:name="T25" style:family="text">
      <style:text-properties fo:font-style="normal" fo:font-weight="bold" officeooo:rsid="00333205" style:font-style-asian="normal" style:font-weight-asian="bold" style:font-style-complex="normal" style:font-weight-complex="bold"/>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style="normal" fo:font-weight="normal" officeooo:rsid="00276d12" style:font-style-asian="normal" style:font-weight-asian="normal" style:font-style-complex="normal" style:font-weight-complex="normal"/>
    </style:style>
    <style:style style:name="T28" style:family="text">
      <style:text-properties fo:font-style="normal" fo:font-weight="normal" officeooo:rsid="002e7462" style:font-style-asian="normal" style:font-weight-asian="normal" style:font-style-complex="normal" style:font-weight-complex="normal"/>
    </style:style>
    <style:style style:name="T29" style:family="text">
      <style:text-properties fo:font-style="normal" fo:font-weight="normal" officeooo:rsid="002fa895" style:font-style-asian="normal" style:font-weight-asian="normal" style:font-style-complex="normal" style:font-weight-complex="normal"/>
    </style:style>
    <style:style style:name="T30" style:family="text">
      <style:text-properties fo:font-style="normal" fo:font-weight="normal" officeooo:rsid="002fde7e" style:font-style-asian="normal" style:font-weight-asian="normal" style:font-style-complex="normal" style:font-weight-complex="normal"/>
    </style:style>
    <style:style style:name="T31" style:family="text">
      <style:text-properties fo:font-style="normal" fo:font-weight="normal" officeooo:rsid="00302a77" style:font-style-asian="normal" style:font-weight-asian="normal" style:font-style-complex="normal" style:font-weight-complex="normal"/>
    </style:style>
    <style:style style:name="T32" style:family="text">
      <style:text-properties fo:font-style="normal" fo:font-weight="normal" officeooo:rsid="0030457f" style:font-style-asian="normal" style:font-weight-asian="normal" style:font-style-complex="normal" style:font-weight-complex="normal"/>
    </style:style>
    <style:style style:name="T33" style:family="text">
      <style:text-properties fo:font-style="normal" fo:font-weight="normal" officeooo:rsid="00333205" style:font-style-asian="normal" style:font-weight-asian="normal" style:font-style-complex="normal" style:font-weight-complex="normal"/>
    </style:style>
    <style:style style:name="T34" style:family="text">
      <style:text-properties officeooo:rsid="00215090"/>
    </style:style>
    <style:style style:name="T35" style:family="text">
      <style:text-properties officeooo:rsid="0028aa9f"/>
    </style:style>
    <style:style style:name="T36" style:family="text">
      <style:text-properties officeooo:rsid="002bee7f"/>
    </style:style>
    <style:style style:name="T37" style:family="text">
      <style:text-properties fo:font-weight="normal" style:font-weight-asian="normal" style:font-weight-complex="normal"/>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T1">Unidad </text:span><text:span text:style-name="T2">7</text:span><text:span text:style-name="T1">: Windows. Instalación y configuración</text:span></text:p>
      <text:p text:style-name="P17"><text:span text:style-name="T2">Unidad </text:span><text:span text:style-name="T1">8: Windows. Administración y archivos bat</text:span></text:p>
      <text:p text:style-name="P16"/>
      <text:list text:style-name="L1">
        <text:list-item>
          <text:p text:style-name="P21"><text:span text:style-name="T11">Interfaces en modo texto </text:span><text:span text:style-name="T12">(CLI: Interfaz en línea de comandos)</text:span><text:span text:style-name="T11">: Símbolo del sistema y PowerShell.</text:span></text:p>
        </text:list-item>
      </text:list>
      <text:p text:style-name="P3">Al igual que en el sistema operativo Linux, en Windows se puede trabajar desde el entorno gráfico o hacer uso de las terminales de texto. </text:p>
      <text:p text:style-name="P3"/>
      <text:p text:style-name="P3">El <text:span text:style-name="T8">símbolo de sistema</text:span> es una interfaz de línea de comandos en la que los usuarios pueden interactuar con el sistema operativo a través de comandos escritos en texto. En sistemas Windows, el símbolo de sistema se conoce como Command Prompt, mientras que en sistemas Unix/Linux se conoce como Terminal. El símbolo de sistema permite a los usuarios realizar diversas tareas, como ejecutar programas, copiar archivos, administrar particiones, entre otras funciones. Presente en los sistemas Windows desde la época de MS-DOS se sigue utilizando para ejecutar ciertas operaciones. Se abre pulsando Windows+R y escribiendo cmd, o en Inicio, escribiendo Símbolo del sistema o cmd.</text:p>
      <text:p text:style-name="P3">Para ver la ayuda de cada comando: help y el nombre del comando ó nombre del comando /?</text:p>
      <text:p text:style-name="P3">Por ejemplo para ver la ayuda del comando help:</text:p>
      <text:p text:style-name="P7">help help</text:p>
      <text:p text:style-name="P7">help /?</text:p>
      <text:p text:style-name="P7"/>
      <text:p text:style-name="P8"><text:tab/><text:span text:style-name="T34">Comandos básicos:</text:span></text:p>
      <text:p text:style-name="P9"><text:tab/><text:span text:style-name="T19">help</text:span><text:span text:style-name="T15"> </text:span><text:span text:style-name="T13">-</text:span><text:span text:style-name="T15"> Proporciona información sobre los comandos.</text:span></text:p>
      <text:p text:style-name="P8"><text:tab/><text:span text:style-name="T18">cd</text:span><text:span text:style-name="T13"> - Cambiar directorio.</text:span></text:p>
      <text:p text:style-name="P6"><text:span text:style-name="T18">dir</text:span><text:span text:style-name="T13"> - Mostrar listado de archivos y carpetas en el directorio actual.</text:span></text:p>
      <text:p text:style-name="P6"><text:span text:style-name="T18">mkdir</text:span><text:span text:style-name="T13"> - Crear un nuevo directorio.</text:span></text:p>
      <text:p text:style-name="P6"><text:span text:style-name="T18">del</text:span><text:span text:style-name="T13"> - Borrar un archivo.</text:span></text:p>
      <text:p text:style-name="P6"><text:span text:style-name="T18">copy</text:span><text:span text:style-name="T13"> - Copiar archivos.</text:span></text:p>
      <text:p text:style-name="P6"><text:span text:style-name="T18">move</text:span><text:span text:style-name="T13"> - Mover archivos.</text:span></text:p>
      <text:p text:style-name="P6"><text:span text:style-name="T18">ren</text:span><text:span text:style-name="T13"> - Renombrar archivos.</text:span></text:p>
      <text:p text:style-name="P6"><text:span text:style-name="T18">type</text:span><text:span text:style-name="T13"> - Mostrar el contenido de un archivo de texto.</text:span></text:p>
      <text:p text:style-name="P6"><text:span text:style-name="T18">cls</text:span><text:span text:style-name="T13"> - Limpiar la pantalla.</text:span></text:p>
      <text:p text:style-name="P10"><text:span text:style-name="T18">color</text:span><text:span text:style-name="T13"> </text:span><text:span text:style-name="T14">-</text:span><text:span text:style-name="T13"> Configura los colores de primer y segundo plano de la consola.</text:span></text:p>
      <text:p text:style-name="P10"><text:span text:style-name="T18">date</text:span><text:span text:style-name="T13"> </text:span><text:span text:style-name="T14">-</text:span><text:span text:style-name="T13"> Muestra o establece la fecha.</text:span></text:p>
      <text:p text:style-name="P11"><text:span text:style-name="T18">t</text:span><text:span text:style-name="T20">im</text:span><text:span text:style-name="T18">e</text:span><text:span text:style-name="T13"> </text:span><text:span text:style-name="T14">-</text:span><text:span text:style-name="T13"> Muestra o establece la </text:span><text:span text:style-name="T16">hora del sistema</text:span><text:span text:style-name="T13">.</text:span></text:p>
      <text:p text:style-name="P11"><text:span text:style-name="T18">t</text:span><text:span text:style-name="T20">itl</text:span><text:span text:style-name="T18">e</text:span><text:span text:style-name="T13"> </text:span><text:span text:style-name="T14">–</text:span><text:span text:style-name="T13"> </text:span><text:span text:style-name="T16">Establece el título de la ventana.</text:span></text:p>
      <text:p text:style-name="P10"><text:span text:style-name="T18">shutdown</text:span><text:span text:style-name="T13"> –</text:span><text:span text:style-name="T14"> </text:span><text:span text:style-name="T13">Apaga o reinicia el equipo.</text:span></text:p>
      <text:p text:style-name="P11"><text:span text:style-name="T20">v</text:span><text:span text:style-name="T18">e</text:span><text:span text:style-name="T20">r</text:span><text:span text:style-name="T13"> </text:span><text:span text:style-name="T14">-</text:span><text:span text:style-name="T13"> Muestra la </text:span><text:span text:style-name="T16">versión de Windows</text:span><text:span text:style-name="T13">.</text:span></text:p>
      <text:p text:style-name="P6"><text:span text:style-name="T18">exit</text:span><text:span text:style-name="T13"> - Salir del símbolo del sistema.</text:span></text:p>
      <text:p text:style-name="P6"/>
      <text:p text:style-name="P12"><text:span text:style-name="T18">Actividad 1</text:span><text:span text:style-name="T13">: Entra en el símbolo del sistema. Borra la pantalla. Muestra la versión de Windows. Muestra la ayuda del comando time y muestra la hora del sistema sin que te vuelva a pedir que escribas una nueva. Sal y cierra la aplicación.</text:span></text:p>
      <text:p text:style-name="P12"/>
      <text:p text:style-name="P13"><text:span text:style-name="T13">PowerShell </text:span><text:span text:style-name="T26">es una interfaz más completa que la anterior. </text:span><text:span text:style-name="T27">E</text:span><text:span text:style-name="T26">s una herramienta de administración de tareas y automatización de procesos desarrollada por Microsoft. Se basa en un lenguaje de programación de scripting y se utiliza principalmente en sistemas Windows para realizar tareas administrativas de forma remota o local. </text:span><text:span text:style-name="T27">P</text:span><text:span text:style-name="T26">ermite a los usuarios ejecutar comandos y scripts para realizar tareas administrativas. </text:span><text:span text:style-name="T27">U</text:span><text:span text:style-name="T26">tiliza un lenguaje de programación similar a C#, lo que permite a los usuarios crear scripts complejos para automatizar tareas. </text:span><text:span text:style-name="T27">P</text:span><text:span text:style-name="T26">ermite a los administradores de sistemas administrar de forma remota los servidores y estaciones de trabajo Windows a través de la red. </text:span><text:span text:style-name="T27">S</text:span><text:span text:style-name="T26">e integra con otras </text:span><text:soft-page-break/><text:span text:style-name="T26">tecnologías de Microsoft, como Active Directory, Exchange Server y System Center, lo que facilita la administración de estos servicios. </text:span><text:span text:style-name="T27">P</text:span><text:span text:style-name="T26">ermite acceder a las API de Windows y de otras aplicaciones para realizar operaciones más avanzadas y complejas.</text:span></text:p>
      <text:p text:style-name="P14"><text:span text:style-name="T26">En PowerShell muchos comandos tienen la opción </text:span><text:span text:style-name="T13">-WhatIf </text:span><text:span text:style-name="T26">que simula la ejecución de un comando sin ejecutarlo para poder comprobar el efecto que tendía sobre el sistema. Por ejemplo: Stop-Computer -whatIf</text:span></text:p>
      <text:p text:style-name="P15"/>
      <text:list text:continue-numbering="true" text:style-name="L1">
        <text:list-item>
          <text:p text:style-name="P28">Variables de entorno.</text:p>
          <text:p text:style-name="P21"/>
        </text:list-item>
      </text:list>
      <text:p text:style-name="P2">Las variables de entorno en Windows son variables que contienen información sobre la configuración del sistema operativo y pueden ser utilizadas por aplicaciones y scripts para acceder a esta información. Algunas variables de entorno comunes en Windows son:</text:p>
      <text:p text:style-name="P1"/>
      <text:p text:style-name="P2">- PATH: Contiene la lista de directorios <text:span text:style-name="T3">(rutas), separados por comas, </text:span>en los que el sistema operativo busca archivos ejecutables cuando se especifica un comando en la línea de comandos.</text:p>
      <text:p text:style-name="P2">- TEMP <text:span text:style-name="T3">o TMP</text:span>: Contiene la ubicación <text:span text:style-name="T3">(ruta)</text:span> de la carpeta temporal del sistema.</text:p>
      <text:p text:style-name="P2">- USERNAME: Contiene el nombre de usuario actualmente conectado en el sistema.</text:p>
      <text:p text:style-name="P2">- <text:span text:style-name="T3">WINDIR ó </text:span>SYSTEMROOT: Contiene la ruta al directorio de instalación de Windows.</text:p>
      <text:p text:style-name="P2">-<text:span text:style-name="T3">COMSPEC: Contiene la ruta al intérprete de comandos de Windows, osea, la ruta del cmd.exe</text:span></text:p>
      <text:p text:style-name="P2">-<text:span text:style-name="T3">SYSTEMDRIVE: Unidad que contiene el sistema de Windows.</text:span></text:p>
      <text:p text:style-name="P2">-<text:span text:style-name="T3">COMPUTERNAME: Contiene el nombre del equipo.</text:span></text:p>
      <text:p text:style-name="P2">-<text:span text:style-name="T3">USERPROFILE: Contiene el acceso a la carpeta de perfil de usuario.</text:span></text:p>
      <text:p text:style-name="P2">- APPDATA: Contiene la ruta al directorio en el que las aplicaciones almacenan datos específicos del usuario.</text:p>
      <text:p text:style-name="P1"/>
      <text:p text:style-name="P2">Estas son solo algunas de las variables de entorno más comunes en Windows, pero hay muchas más que pueden ser utilizadas por diferentes aplicaciones y scripts. Las variables de entorno pueden ser configuradas y modificadas a través del Panel de control de Windows o a través de la línea de comandos.</text:p>
      <text:p text:style-name="P2"/>
      <text:p text:style-name="P4">En el símbolo del sistema:</text:p>
      <text:p text:style-name="P2"><text:span text:style-name="T3"><text:tab/>Si ponemos sólo </text:span><text:span text:style-name="T7">set</text:span><text:span text:style-name="T9"> </text:span><text:span text:style-name="T3">te muestra todas las variables de entorno.</text:span></text:p>
      <text:p text:style-name="P2"><text:tab/><text:span text:style-name="T5">echo %userprofile% <text:s text:c="2"/></text:span><text:span text:style-name="T3"><text:s/>ó <text:s text:c="3"/></text:span><text:span text:style-name="T5">set userprofile</text:span></text:p>
      <text:p text:style-name="P2"/>
      <text:p text:style-name="P5">En PowerShell sería:</text:p>
      <text:p text:style-name="P5"><text:tab/>Si ponemos <text:span text:style-name="T6">Get-ChildItem Env:</text:span><text:span text:style-name="T8"> </text:span>te muestra todas las variables de entorno.</text:p>
      <text:p text:style-name="P5"><text:tab/>echo<text:span text:style-name="T4"> $env:userprofile</text:span></text:p>
      <text:p text:style-name="P2"/>
      <text:list xml:id="list172507060310307" text:continue-numbering="true" text:style-name="L1">
        <text:list-item>
          <text:p text:style-name="P29">Gestión de archivos y directorios</text:p>
          <text:p text:style-name="P35"><text:span text:style-name="T35">E</text:span>l sistema de archivos en Windows se estructura de forma jerárquica, o en forma de árbol, donde los directorios cuelgan de otros, hasta llegar a un primer directorio que es el padre de todos los demás llamado directorio raíz.</text:p>
          <text:p text:style-name="P35">Cada unidad de almacenamiento se identifica por una letra. La letra <text:span text:style-name="T8">C:</text:span> suele ser la letra de la primera unidad. Las letras <text:span text:style-name="T8">A:</text:span> y <text:span text:style-name="T8">B:</text:span> se reservaban para las unidades de disquetes, aunque su uso ya es prácticamente inexistente.</text:p>
          <text:p text:style-name="P35">Dentro de cada unidad hay diferentes directorios, también llamados carpetas, que cuelgan del directorio raíz de cada unidad.</text:p>
          <text:p text:style-name="P35">El directorio superior del directorio actual se denomina <text:span text:style-name="T8">directorio padre </text:span>y se identifica por (<text:span text:style-name="T8">..)</text:span>. <text:span text:style-name="T36">El directorio actual se identifca por un punto (</text:span><text:span text:style-name="T10">.</text:span><text:span text:style-name="T36">)</text:span></text:p>
          <text:p text:style-name="P36"><text:soft-page-break/><text:span text:style-name="T35">En Windows, el sistema de archivos más común es el NTFS (New Technology File System). Este sistema de archivos ofrece mayor seguridad, eficiencia en el almacenamiento y capacidad para archivos de mayor tamaño en comparación con el sistema de archivos FAT32. </text:span></text:p>
          <text:p text:style-name="P36"/>
          <text:p text:style-name="P37">El sistema de archivos NTFS permite el uso de permisos de seguridad avanzados para proteger los archivos y carpetas contra accesos no autorizados. También soporta la compresión de archivos y carpetas, así como la encriptación de datos para aumentar la protección de la información sensible.</text:p>
          <text:p text:style-name="P36"/>
          <text:p text:style-name="P37">Además de NTFS, Windows también es compatible con otros sistemas de archivos como FAT32, exFAT y ReFS, aunque estos no son tan comunes como el NTFS en versiones más recientes del sistema operativo. Cada sistema de archivos tiene sus propias ventajas y desventajas, por lo que es importante elegir el más adecuado para sus necesidades de almacenamiento y seguridad.</text:p>
          <text:list>
            <text:list-header>
              <text:p text:style-name="P36"/>
            </text:list-header>
          </text:list>
        </text:list-item>
        <text:list-item>
          <text:p text:style-name="P30">Tipos de archivos</text:p>
          <text:p text:style-name="P38">En Windows se diferencia un tipo de archivo de otro por su extensión. Por defecto, las extensiones de los archivos están ocultas. Otros elementos que suelen venir ocultos son los archivos del sistema. Para ver las extensiones hay que ir a <text:span text:style-name="T8">Opciones de carpeta </text:span>y allí desmarcar la casilla correspondiente. Hazlo como ejercicio. También se puede realizar en el Explorador de archivos, en <text:span text:style-name="T8">Vista →Mostrar u ocultar→ Extensiones de nombre de archivo</text:span>.</text:p>
          <text:p text:style-name="P38">En Windows 11 se logra lo mismo desde <text:span text:style-name="T8">Ver →Mostrar</text:span> donde además es posible modificar cómo se verán los elementos de la pantalla (tamaño de los iconos).</text:p>
          <text:p text:style-name="P38">Los archivos ejecutables tienen extensión de fichero binario ejecutable, <text:span text:style-name="T8">.exe</text:span>, y los ficheros de scripts tienen la extensión <text:span text:style-name="T8">.bat </text:span>( scripts de símbolo del sistema) o <text:span text:style-name="T8">.ps1 </text:span>(scripts de PowerShell).</text:p>
          <text:p text:style-name="P38"/>
          <text:p text:style-name="P38"/>
        </text:list-item>
        <text:list-item>
          <text:p text:style-name="P30">Archivos y carpetas del sistemas</text:p>
          <text:p text:style-name="P49"><text:span text:style-name="T8">Users: </text:span><text:span text:style-name="T37">carpeta que guarda las carpetas personales de cada usuario.</text:span></text:p>
          <text:p text:style-name="P49"><text:span text:style-name="T8">Archivos de programa: </text:span><text:span text:style-name="T37">carpeta que guarda los archivos de los programas instalados.</text:span></text:p>
          <text:p text:style-name="P49"><text:span text:style-name="T8">Windows: </text:span><text:span text:style-name="T37">carpeta que guarda la mayoría de los archivos y carpetas del sistema operativo.</text:span></text:p>
          <text:p text:style-name="P49"><text:span text:style-name="T8">System 32: </text:span><text:span text:style-name="T37">carpeta que guarda la mayoría de los programas necesarios para que Windows funcione. </text:span></text:p>
          <text:p text:style-name="P49"><text:span text:style-name="T8">Temp: </text:span><text:span text:style-name="T37">carpeta que guarda los archivos temporales del sistema.</text:span></text:p>
          <text:p text:style-name="P49"><text:span text:style-name="T8">Logs: </text:span><text:span text:style-name="T37">carpeta que guarda los archivos de registro de las aplicaciones.</text:span></text:p>
          <text:p text:style-name="P49"/>
        </text:list-item>
        <text:list-item>
          <text:p text:style-name="P31">Atributos</text:p>
          <text:p text:style-name="P39">En Windows, los archivos pueden tener varios atributos que determinan cómo se pueden utilizar y manipular. Algunos de los atributos comunes de los archivos en Windows son:</text:p>
        </text:list-item>
      </text:list>
      <text:list text:style-name="L2">
        <text:list-item>
          <text:p text:style-name="P23"><text:span text:style-name="T21">R</text:span><text:span text:style-name="T29"> </text:span><text:span text:style-name="T28">Solo lectura: Este atributo evita que el archivo sea modificado o eliminado. Es útil para proteger archivos importantes de cambios accidentales.</text:span></text:p>
          <text:p text:style-name="P23"/>
        </text:list-item>
        <text:list-item>
          <text:p text:style-name="P23"><text:span text:style-name="T21">H</text:span><text:span text:style-name="T29"> </text:span><text:span text:style-name="T28">Oculto: Los archivos con este atributo no se mostrarán de forma predeterminada en el explorador de archivos de Windows. Es útil para archivos sensibles o de sistema que no deben ser modificados por usuarios regulares.</text:span></text:p>
          <text:p text:style-name="P23"/>
        </text:list-item>
        <text:list-item>
          <text:p text:style-name="P24"><text:span text:style-name="T21">S</text:span><text:span text:style-name="T29"> </text:span><text:span text:style-name="T28">Archivo del sistema: Este atributo indica que el archivo es parte del sistema operativo de Windows y no debe ser modificado o eliminado. Modificar estos archivos puede causar problemas en el sistema.</text:span></text:p>
        </text:list-item>
        <text:list-item>
          <text:p text:style-name="P24"><text:soft-page-break/><text:span text:style-name="T21">A</text:span><text:span text:style-name="T29"> Archivo: Se utiliza para ver si un archivo se ha modificado para fadcilitar la labor de las copias de seguridad.</text:span></text:p>
        </text:list-item>
        <text:list-item>
          <text:p text:style-name="P24"><text:span text:style-name="T21">C </text:span><text:span text:style-name="T29">De compresión: El archivo o carpeta se comprimirá automáticamente para ocupar menos espacio.</text:span></text:p>
        </text:list-item>
        <text:list-item>
          <text:p text:style-name="P24"><text:span text:style-name="T21">E </text:span><text:span text:style-name="T29">Cifrado: Archivo cifrado para proteger los datos. Se podrá conceder permiso de acceso a determinados usuarios. Si el archivo está comprimido no se podrá cifrar.</text:span></text:p>
        </text:list-item>
        <text:list-item>
          <text:p text:style-name="P24"><text:span text:style-name="T21">D</text:span><text:span text:style-name="T29"> Directorio: Indica que es un directorio.</text:span></text:p>
          <text:p text:style-name="P24"/>
          <text:p text:style-name="P25"><text:span text:style-name="T30">Desde el Explorador de archivos, en la pestaña </text:span><text:span text:style-name="T22">Propiedades </text:span><text:span text:style-name="T30">de cada elemento, se puede ver y modificar las propiedades de los archivos. Desde el cmd, también con el comando </text:span><text:span text:style-name="T22">attrib</text:span></text:p>
          <text:p text:style-name="P25"/>
          <text:p text:style-name="P40">Ejercicio: Crea un archivo y ponle los atributos de oculto y sólo lectura. En modo gráfico y en modo comando.</text:p>
          <text:p text:style-name="P25"/>
          <text:p text:style-name="P23"/>
        </text:list-item>
      </text:list>
      <text:list xml:id="list172506793283804" text:continue-list="list172507060310307" text:style-name="L1">
        <text:list-item>
          <text:p text:style-name="P32">Compresión en formato zip</text:p>
          <text:p text:style-name="P50"/>
          <text:p text:style-name="P41">Windows incorpora una utilidad de compresión. <text:span text:style-name="T8">Botón derecho sobre la carpeta o archivo → </text:span><text:span text:style-name="T6">Comprimir en archivo zip</text:span></text:p>
          <text:p text:style-name="P41"/>
        </text:list-item>
        <text:list-item>
          <text:p text:style-name="P32">Gestión de usuarios y grupos locales</text:p>
          <text:p text:style-name="P50"/>
          <text:p text:style-name="P42">Al instalar el sistema operativo Windows se crea por defecto una primera cuenta de usuario y un usuario Administrador cuya cuenta viene por defecto desactivada, y una serie de grupos.</text:p>
          <text:p text:style-name="P42">Se puede acceder </text:p>
        </text:list-item>
      </text:list>
      <text:list text:style-name="L3">
        <text:list-item>
          <text:list>
            <text:list-item>
              <text:p text:style-name="P43">Administración de equipos → Herramientas del sitema→Usuarios y grupos locales</text:p>
            </text:list-item>
            <text:list-item>
              <text:p text:style-name="P43">Ejecutar (Windows + R)</text:p>
            </text:list-item>
            <text:list-item>
              <text:p text:style-name="P43">Panel de control → Cuentas de usuario</text:p>
            </text:list-item>
          </text:list>
        </text:list-item>
      </text:list>
      <text:p text:style-name="P19"/>
      <text:p text:style-name="P19"><text:tab/>Existen dos tipos de usuario:</text:p>
      <text:list text:style-name="L4">
        <text:list-item>
          <text:list>
            <text:list-item>
              <text:p text:style-name="P26"><text:span text:style-name="T23">Estándar</text:span><text:span text:style-name="T31">: Tienen permisos limitados. Podrá cambiar la configuración y archivos del propio usuario.</text:span></text:p>
            </text:list-item>
          </text:list>
        </text:list-item>
      </text:list>
      <text:list text:style-name="L5">
        <text:list-item>
          <text:list>
            <text:list-item>
              <text:p text:style-name="P44"><text:span text:style-name="T8">Administrador</text:span>: Tiene todos los privilegios y control del equipo. Para queun usuario pueda ser administrador tiene que pertenecer al grupo Administradores.</text:p>
            </text:list-item>
            <text:list-item>
              <text:p text:style-name="P44">El usuario <text:span text:style-name="T8">invitado</text:span> viene desactivado por defecto en las últimas versiones de Windows.</text:p>
            </text:list-item>
          </text:list>
        </text:list-item>
      </text:list>
      <text:p text:style-name="P19"><text:tab/>Paras agregar un usuario <text:span text:style-name="T8">Panel de Control → Cuentas de usuario</text:span></text:p>
      <text:p text:style-name="P19"/>
      <text:p text:style-name="P19"><text:span text:style-name="T8"><text:tab/></text:span>Un usuario puede pertenecer a más de un grupo. El pertenecer a un grupo le puede conceder permisos y privilegios. Se pueden añadir más grupos al sistema pinchando sobre grupos ó <text:span text:style-name="T8">botón derecho → nuevo grupo.</text:span></text:p>
      <text:p text:style-name="P19"/>
      <text:p text:style-name="P19">Ejemplo: Crea dos usuarios estádar alumno1 y alumno2 y añádelos al grupo clase. Crea otro usuario administrador que pertenezca al grupo clase.</text:p>
      <text:p text:style-name="P19"/>
      <text:list text:continue-list="list172506793283804" text:style-name="L1">
        <text:list-item>
          <text:p text:style-name="P22"><text:span text:style-name="T24">Permisos </text:span><text:span text:style-name="T25">locales</text:span></text:p>
        </text:list-item>
      </text:list>
      <text:p text:style-name="P18"/>
      <text:p text:style-name="P18"><text:span text:style-name="T25"><text:tab/></text:span><text:span text:style-name="T33">Propiedades → pestaña Seguridad → Editar</text:span></text:p>
      <text:list xml:id="list172507385561734" text:continue-numbering="true" text:style-name="L1">
        <text:list-header>
          <text:p text:style-name="P22"/>
        </text:list-header>
      </text:list>
      <text:list text:style-name="L6">
        <text:list-item>
          <text:p text:style-name="P27"><text:span text:style-name="T32">E</text:span><text:span text:style-name="T31">l permiso "</text:span><text:span text:style-name="T23">Control Total</text:span><text:span text:style-name="T31">" otorga a un usuario o grupo de usuarios el acceso completo y total a un archivo o carpeta, lo que significa que pueden ver, modificar, eliminar y realizar </text:span><text:soft-page-break/><text:span text:style-name="T31">cualquier acción sobre ese elemento. Para otorgar permisos de "Control Total" en Windows, debes acceder a la configuración de seguridad de la carpeta o archivo específico y asignar los permisos correspondientes. </text:span></text:p>
        </text:list-item>
        <text:list-item>
          <text:p text:style-name="P51"><text:span text:style-name="T17">M</text:span><text:span text:style-name="T13">odificar</text:span></text:p>
        </text:list-item>
        <text:list-item>
          <text:p text:style-name="P33">Lectura y ejecución</text:p>
        </text:list-item>
        <text:list-item>
          <text:p text:style-name="P52"><text:span text:style-name="T24">M</text:span><text:span text:style-name="T18">ostar el contenido en la carpeta</text:span></text:p>
        </text:list-item>
        <text:list-item>
          <text:p text:style-name="P34">Lectura</text:p>
        </text:list-item>
        <text:list-item>
          <text:p text:style-name="P34">Escritura</text:p>
          <text:p text:style-name="P34"/>
        </text:list-item>
      </text:list>
      <text:list text:continue-list="list172507385561734" text:style-name="L1">
        <text:list-item>
          <text:p text:style-name="P53"><text:span text:style-name="T25">R</text:span><text:span text:style-name="T18">egistro de Windows</text:span></text:p>
        </text:list-item>
      </text:list>
      <text:p text:style-name="P20"><text:span text:style-name="T18"><text:tab/></text:span><text:span text:style-name="T26">Es una base de datos formada por una serie de archivos donde se almacena información sobre el sistema, el sistema operativo, los programas instalados, qué programa es el predeterminado para abrir un tipo de archivo, los usuarios. Y, en general, cualquier dato necesario para la configuración del equipo. Cada vez que se modifica cualquier elemento del sistema, se modifica el Registro. </text:span></text:p>
      <text:p text:style-name="P45">Para acceder al Registro hay varias formas:</text:p>
      <text:list text:style-name="L7">
        <text:list-item>
          <text:p text:style-name="P46">Inicio → Editor de Registros</text:p>
        </text:list-item>
        <text:list-item>
          <text:p text:style-name="P46">Herramientas administrativas (Windows10) ó Herramientas de Windows (Windows11) →Editor del Registro</text:p>
        </text:list-item>
        <text:list-item>
          <text:p text:style-name="P46">Ejecutar (tecla windows +R) → escribes regedit</text:p>
        </text:list-item>
      </text:list>
      <text:p text:style-name="P45">En el registro hay una serie de claves, que a la vez contienen una serie de subclaves.</text:p>
      <text:list text:style-name="L8">
        <text:list-item>
          <text:p text:style-name="P47">HKEY_CLASSES_ROOT: contiene infomación sobre los tipos de archivos, cómo utilizarlos y con qué programas se asocian.</text:p>
        </text:list-item>
        <text:list-item>
          <text:p text:style-name="P47">HKEY_CURRENT_USER: <text:s/>contiene infomación sobre la configuración del usuario actual.</text:p>
        </text:list-item>
        <text:list-item>
          <text:p text:style-name="P47">HKEY_LOCAL_MACHINE: <text:s/>contiene infomación necesaria para el inicio del equipo y el sistema operativo.</text:p>
        </text:list-item>
        <text:list-item>
          <text:p text:style-name="P47">HKEY_USERS: <text:s/>contiene infomación sobre todos los usuarios del sistema.</text:p>
        </text:list-item>
        <text:list-item>
          <text:p text:style-name="P47">HKEY_CURRENT_CONFIG: <text:s/>contiene infomación sobre la configuración del hardware instalado en el equipo.</text:p>
        </text:list-item>
      </text:list>
      <text:p text:style-name="P48">Se pueden hacer copias de seguridad del Registro: <text:s/>Archivo → Exportar</text:p>
      <text:p text:style-name="P48">Para restaurar la copia: Archivo → Importar</text:p>
      <text:p text:style-name="P48">Herramientas para monitorizar, limpiar y editar el registro: Ccleaner, Process Monito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06-03T16:45:47.580000000</dc:date>
    <meta:editing-duration>PT3H46M49S</meta:editing-duration>
    <meta:editing-cycles>23</meta:editing-cycles>
    <meta:generator>LibreOffice/7.6.4.1$Windows_X86_64 LibreOffice_project/e19e193f88cd6c0525a17fb7a176ed8e6a3e2aa1</meta:generator>
    <meta:document-statistic meta:table-count="0" meta:image-count="0" meta:object-count="0" meta:page-count="5" meta:paragraph-count="123" meta:word-count="2025" meta:character-count="12488" meta:non-whitespace-character-count="10594"/>
  </office:meta>
</office:document-meta>
</file>